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cd632" officeooo:paragraph-rsid="001cd632"/>
    </style:style>
    <style:style style:name="P2" style:family="paragraph" style:parent-style-name="Standard">
      <style:text-properties officeooo:rsid="001f767a" officeooo:paragraph-rsid="001f767a"/>
    </style:style>
    <style:style style:name="P3" style:family="paragraph" style:parent-style-name="Standard">
      <style:text-properties officeooo:rsid="001f767a" officeooo:paragraph-rsid="0021fc01"/>
    </style:style>
    <style:style style:name="P4" style:family="paragraph" style:parent-style-name="Standard">
      <style:text-properties officeooo:rsid="001f767a" officeooo:paragraph-rsid="0021fc01"/>
    </style:style>
    <style:style style:name="P5" style:family="paragraph" style:parent-style-name="Standard">
      <style:text-properties officeooo:rsid="0023876a" officeooo:paragraph-rsid="0023876a"/>
    </style:style>
    <style:style style:name="T1" style:family="text">
      <style:text-properties officeooo:rsid="001f767a"/>
    </style:style>
    <style:style style:name="T2" style:family="text">
      <style:text-properties officeooo:rsid="00216ac8"/>
    </style:style>
    <style:style style:name="T3" style:family="text">
      <style:text-properties officeooo:rsid="0021fc01"/>
    </style:style>
    <style:style style:name="T4" style:family="text">
      <style:text-properties officeooo:rsid="002411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2:00 <text:span text:style-name="T1">– </text:span>Iniciamos con la revisión de la solucion anterior con el objetivo de identificar la url a usar para enviar datos de un arduino ethernet a la plataforma</text:p>
      <text:p text:style-name="P3"/>
      <text:p text:style-name="P3">13:00 – Inicia codificación de arduino ehternet para trabajar con un sensor DHT22 <text:span text:style-name="T2">(Temperatura y Humedad)</text:span></text:p>
      <text:p text:style-name="P3"><text:tab/><text:span text:style-name="T3">Al probar el código <text:s/>de </text:span><text:a xlink:type="simple" xlink:href="http://www.naylampmechatronics.com/blog/40_Tutorial-sensor-de-temperatura-y-humedad-DHT1.html" text:style-name="Internet_20_link" text:visited-style-name="Visited_20_Internet_20_Link"><text:span text:style-name="T3">http://www.naylampmechatronics.com/blog/40_Tutorial-sensor-de-temperatura-y-humedad-DHT1.html</text:span></text:a><text:span text:style-name="T3"> se noto que un error requerpia de Adafruit_Sensor.h por lo que se procede a su descarga desde el repositorio de GitHub.com</text:span></text:p>
      <text:p text:style-name="P5">Al momento de intentar cargar el código al arduino se presentaron problemas con la conexión, después <text:s/>de cambiar el cable usb y los ju<text:span text:style-name="T4">m</text:span>pers, el problema dejó de aparecer.</text:p>
      <text:p text:style-name="P2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2:24:36.212128275</meta:creation-date>
    <dc:date>2018-01-16T09:53:34.247517687</dc:date>
    <meta:editing-duration>PT1H7M42S</meta:editing-duration>
    <meta:editing-cycles>6</meta:editing-cycles>
    <meta:generator>LibreOffice/5.3.7.2.0$Linux_X86_64 LibreOffice_project/30m0$Build-2</meta:generator>
    <meta:document-statistic meta:table-count="0" meta:image-count="0" meta:object-count="0" meta:page-count="1" meta:paragraph-count="5" meta:word-count="99" meta:character-count="677" meta:non-whitespace-character-count="575"/>
  </office:meta>
</office:document-meta>
</file>